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/>
    <style:font-face style:name="HG Mincho Light J" svg:font-family="'HG Mincho Light J'"/>
    <style:font-face style:name="Arial Unicode MS" svg:font-family="'Arial Unicode MS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Standard" style:master-page-name="">
      <style:paragraph-properties fo:hyphenation-ladder-count="no-limit"/>
      <style:text-properties fo:hyphenate="true" fo:hyphenation-remain-char-count="2" fo:hyphenation-push-char-count="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hyphenatination. He heard quiet step behind him.That didn't bode well. Who could be <text:s/>following him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/>
    <style:font-face style:name="HG Mincho Light J" svg:font-family="'HG Mincho Light J'"/>
    <style:font-face style:name="Arial Unicode MS" svg:font-family="'Arial Unicode MS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List" style:family="paragraph" style:parent-style-name="Text_20_body" style:class="list">
      <style:text-properties style:font-name-asian="Andale Sans UI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name-asian="Andale Sans UI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5$Build-8989</meta:generator>
    <meta:initial-creator>Hercule Li</meta:initial-creator>
    <meta:creation-date>2002-09-18T16:43:26</meta:creation-date>
    <dc:creator>Hercule Li</dc:creator>
    <dc:date>2002-09-20T10:26:13</dc:date>
    <dc:language>en-US</dc:language>
    <meta:editing-cycles>16</meta:editing-cycles>
    <meta:editing-duration>PT24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6" meta:character-count="102"/>
  </office:meta>
</office:document-meta>
</file>